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n odfWeave document demonstration of the Cross-correlation map simulation study. </text:p>
      <text:p text:style-name="Standard"/>
      <text:p text:style-name="Standard">Here is the code that sets up the timeseries:</text:p>
      <text:p text:style-name="Standard"/>
      <text:p text:style-name="Standard">&lt;&lt;CCM_simulation, results=hide, echo=TRUE&gt;&gt;=</text:p>
      <text:p text:style-name="Standard">library(lattice);</text:p>
      <text:p text:style-name="Standard">t=seq(0,520,1);</text:p>
      <text:p text:style-name="Standard">Sinuswave_expl&lt;-ts(1*sin(2*pi*1/52*t));</text:p>
      <text:p text:style-name="Standard">Random_expl&lt;-ts(rnorm(length(t)));</text:p>
      <text:p text:style-name="Standard">Random_resp&lt;-ts(rnorm(length(t)));</text:p>
      <text:p text:style-name="Standard">Sinuswave_resp_lag=Sinuswave_expl[(length(Sinuswave_expl)-3):length(Sinuswave_expl)];</text:p>
      <text:p text:style-name="Standard">Sinuswave_resp_lag&lt;-c(Sinuswave_resp_lag,Sinuswave_expl[1:(length(Sinuswave_expl)-4)]);</text:p>
      <text:p text:style-name="Standard">Sinuswave_resp_lag&lt;-ts(Sinuswave_resp_lag);</text:p>
      <text:p text:style-name="Standard">@</text:p>
      <text:p text:style-name="Standard"/>
      <text:p text:style-name="Standard">Here's the plot showing the timeseries:</text:p>
      <text:p text:style-name="Standard"/>
      <text:p text:style-name="Standard">&lt;&lt;fig=TRUE&gt;&gt;=</text:p>
      <text:p text:style-name="Standard">plot(t/52,Sinuswave_expl,type="l");</text:p>
      <text:p text:style-name="Standard">lines(t/52,Sinuswave_resp_lag)</text:p>
      <text:p text:style-name="Standard">@</text:p>
      <text:p text:style-name="Standard"/>
      <text:p text:style-name="Standard">&lt;&lt;fig=TRUE&gt;&gt;=</text:p>
      <text:p text:style-name="Standard">plot(t/52,Random_expl,type="l");</text:p>
      <text:p text:style-name="Standard">lines(t/52,Random_resp)</text:p>
      <text:p text:style-name="Standard">@</text:p>
      <text:p text:style-name="Standard"/>
      <text:p text:style-name="Standard">Here's the cross-correlation plot between the true lagged sinusoidal timeseries:</text:p>
      <text:p text:style-name="Standard"/>
      <text:p text:style-name="Standard">&lt;&lt;fig=TRUE&gt;&gt;=</text:p>
      <text:p text:style-name="Standard">Sinuswave_resp_lag_Sinuswave_expl_ccf&lt;-ccf(Sinuswave_expl,Sinuswave_resp_lag,lag.max=40)</text:p>
      <text:p text:style-name="Standard">plot(Sinuswave_resp_lag_Sinuswave_expl_ccf)</text:p>
      <text:p text:style-name="Standard">@</text:p>
      <text:p text:style-name="Standard"/>
      <text:p text:style-name="Standard">Here's the cross-correlation plot between the lagged sinusoidal and the random timeseries:</text:p>
      <text:p text:style-name="Standard"/>
      <text:p text:style-name="Standard">&lt;&lt;fig=TRUE&gt;&gt;=</text:p>
      <text:p text:style-name="Standard">Sinuswave_resp_lag_Random_expl_ccf&lt;-ccf(Random_expl,Sinuswave_resp_lag,lag.max=40)</text:p>
      <text:p text:style-name="Standard">plot(Sinuswave_resp_lag_Random_expl_ccf)</text:p>
      <text:p text:style-name="Standard">@</text:p>
      <text:p text:style-name="Standard"/>
      <text:p text:style-name="Standard">Here's the cross-correlation plot between the random and the sinusoidal timeseries:</text:p>
      <text:p text:style-name="Standard"/>
      <text:p text:style-name="Standard">&lt;&lt;fig=TRUE&gt;&gt;=</text:p>
      <text:p text:style-name="Standard">Random_resp_Sinuswave_expl_ccf&lt;-ccf(Sinuswave_expl,Random_resp,lag.max=40)</text:p>
      <text:p text:style-name="Standard">plot(Random_resp_Sinuswave_expl_ccf)</text:p>
      <text:p text:style-name="Standard">@</text:p>
      <text:p text:style-name="Standard"/>
      <text:p text:style-name="Standard">Here's the cross-correlation plot between the random timeseries:</text:p>
      <text:p text:style-name="Standard"/>
      <text:p text:style-name="Standard">&lt;&lt;fig=TRUE&gt;&gt;=</text:p>
      <text:p text:style-name="Standard">Random_resp_Random_expl_ccf&lt;-ccf(Random_expl,Random_resp,lag.max=40)</text:p>
      <text:p text:style-name="Standard"><text:soft-page-break/>plot(Random_resp_Random_expl_ccf) #note that there are significant peaks (by random)</text:p>
      <text:p text:style-name="Standard">@</text:p>
      <text:p text:style-name="Standard"/>
      <text:p text:style-name="Standard">Create mixed timeseries with sinusoidal timeseries and random noise added with 1/5<text:span text:style-name="T1">th</text:span> weight:</text:p>
      <text:p text:style-name="Standard"/>
      <text:p text:style-name="Standard">&lt;&lt;fig=TRUE&gt;&gt;=</text:p>
      <text:p text:style-name="Standard">Mixed_expl=Sinuswave_expl+Random_expl/5</text:p>
      <text:p text:style-name="Standard">Mixed_resp_lag=Sinuswave_resp_lag+Random_resp/5</text:p>
      <text:p text:style-name="Standard">plot(Mixed_expl,type="l")</text:p>
      <text:p text:style-name="Standard">lines(Mixed_resp_lag,cl="red")</text:p>
      <text:p text:style-name="Standard">@</text:p>
      <text:p text:style-name="Standard"/>
      <text:p text:style-name="Standard">Here's the cross-correlation plot between mixed and lagged sinusoidal timeseries:</text:p>
      <text:p text:style-name="Standard"/>
      <text:p text:style-name="Standard">&lt;&lt;fig=TRUE&gt;&gt;=</text:p>
      <text:p text:style-name="Standard">Sinuswave_resp_lag_Mixed_expl_ccf&lt;-ccf(Mixed_expl,Sinuswave_resp_lag,lag.max=40)</text:p>
      <text:p text:style-name="Standard">plot(Sinuswave_resp_lag_Mixed_expl_ccf)</text:p>
      <text:p text:style-name="Standard">@</text:p>
      <text:p text:style-name="Standard"/>
      <text:p text:style-name="Standard">Here's the cross-correlation plot between sinusoidal and lagged mixed timeseries:</text:p>
      <text:p text:style-name="Standard"/>
      <text:p text:style-name="Standard">&lt;&lt;fig=TRUE&gt;&gt;=</text:p>
      <text:p text:style-name="Standard">Mixed_resp_lag_Sinuswave_expl_ccf&lt;-ccf(Sinuswave_expl,Mixed_resp_lag,lag.max=40)</text:p>
      <text:p text:style-name="Standard">plot(Mixed_resp_lag_Sinuswave_expl_ccf)</text:p>
      <text:p text:style-name="Standard">@</text:p>
      <text:p text:style-name="Standard"/>
      <text:p text:style-name="Standard">Here's the cross-correlation plot between mixed and lagged mixed timeseries:</text:p>
      <text:p text:style-name="Standard"/>
      <text:p text:style-name="Standard">&lt;&lt;fig=TRUE&gt;&gt;=</text:p>
      <text:p text:style-name="Standard">Mixed_resp_lag_Mixed_expl_ccf&lt;-ccf(Mixed_expl,Mixed_resp_lag,lag.max=40)</text:p>
      <text:p text:style-name="Standard">plot(Mixed_resp_lag_Mixed_expl_ccf) #strong signal</text:p>
      <text:p text:style-name="Standard">@</text:p>
      <text:p text:style-name="Standard"/>
      <text:p text:style-name="Standard">We difference the sinusoidal timeseries and the lagged sinusoidal timeseries:</text:p>
      <text:p text:style-name="Standard"/>
      <text:p text:style-name="Standard">&lt;&lt;fig=TRUE&gt;&gt;=</text:p>
      <text:p text:style-name="Standard">diff_Sinuswave_expl&lt;-diff(Sinuswave_expl)</text:p>
      <text:p text:style-name="Standard">diff_Sinuswave_resp_lag&lt;-diff(Sinuswave_resp_lag)</text:p>
      <text:p text:style-name="Standard">plot(diff_Sinuswave_expl)</text:p>
      <text:p text:style-name="Standard">lines(diff_Sinuswave_resp_lag,col="red")</text:p>
      <text:p text:style-name="Standard">@</text:p>
      <text:p text:style-name="Standard"/>
      <text:p text:style-name="Standard">Here's the cross-correlation plot between the differenced sinusoidal lagged timeseries:</text:p>
      <text:p text:style-name="Standard"/>
      <text:p text:style-name="Standard">&lt;&lt;fig=TRUE&gt;&gt;=</text:p>
      <text:p text:style-name="Standard">diff_Sinuswave_resp_lag_diff_Sinuswave_expl_ccf&lt;-ccf(diff_Sinuswave_expl,diff_Sinuswave_resp_lag,lag.max=40)</text:p>
      <text:p text:style-name="Standard">plot(diff_Sinuswave_resp_lag_diff_Sinuswave_expl_ccf) <text:s text:c="2"/>#still the same, working good</text:p>
      <text:p text:style-name="Standard">@</text:p>
      <text:p text:style-name="Standard"/>
      <text:p text:style-name="Standard">We difference the mixed timeseries:</text:p>
      <text:p text:style-name="Standard"/>
      <text:p text:style-name="Standard"><text:soft-page-break/>&lt;&lt;fig=TRUE&gt;&gt;=</text:p>
      <text:p text:style-name="Standard">#now what if I difference both Y3 and X4</text:p>
      <text:p text:style-name="Standard">diff_Mixed_expl&lt;-diff(Mixed_expl)</text:p>
      <text:p text:style-name="Standard">diff_Mixed_resp_lag&lt;-diff(Mixed_resp_lag)</text:p>
      <text:p text:style-name="Standard">plot(diff_Mixed_expl)</text:p>
      <text:p text:style-name="Standard">lines(diff_Mixed_resp_lag,col="red")</text:p>
      <text:p text:style-name="Standard">@</text:p>
      <text:p text:style-name="Standard"/>
      <text:p text:style-name="Standard">Here's the cross-correlation plot of the differenced mixed time-series:</text:p>
      <text:p text:style-name="Standard"/>
      <text:p text:style-name="Standard">&lt;&lt;fig=TRUE&gt;&gt;=</text:p>
      <text:p text:style-name="Standard">diff_Mixed_resp_lag_diff_Mixed_expl_ccf&lt;-ccf(diff_Mixed_expl,diff_Mixed_resp_lag,lag.max=40)</text:p>
      <text:p text:style-name="Standard">plot(diff_Mixed_resp_lag_diff_Mixed_expl_ccf) <text:s text:c="2"/>#more noisy, hard to pick out exact lag #noise destroys information in cross-correlation function</text:p>
      <text:p text:style-name="Standard">@</text:p>
      <text:p text:style-name="Standard"/>
      <text:p text:style-name="Standard">Now we will create the cross-correlation map of the sinusoidal timeseries:</text:p>
      <text:p text:style-name="Standard"/>
      <text:p text:style-name="Standard">&lt;&lt;CCM_Sinuswave,results=hide,echo=FALSE&gt;&gt;=</text:p>
      <text:p text:style-name="Standard">max.lag=20;</text:p>
      <text:p text:style-name="Standard">CCM_matrix&lt;-NULL;</text:p>
      <text:p text:style-name="Standard">for (i in (max.lag+1):length(Sinuswave_expl))</text:p>
      <text:p text:style-name="Standard">for (j in 0:max.lag)</text:p>
      <text:p text:style-name="Standard">for (k in j:max.lag)</text:p>
      <text:p text:style-name="Standard">CCM_matrix&lt;-rbind(CCM_matrix,c(i,j,k,mean(Sinuswave_expl[(i-k):(i-j)],na.rm=TRUE)));</text:p>
      <text:p text:style-name="Standard"/>
      <text:p text:style-name="Standard">CCM_corr_matrix&lt;-NULL;</text:p>
      <text:p text:style-name="Standard">for (j in 0:max.lag)</text:p>
      <text:p text:style-name="Standard">for (k in 0:max.lag)</text:p>
      <text:p text:style-name="Standard">{</text:p>
      <text:p text:style-name="Standard"><text:tab/>relevant_rows&lt;-which(CCM_matrix[,2]==j&amp;CCM_matrix[,3]==k);</text:p>
      <text:p text:style-name="Standard"><text:tab/>if (length(relevant_rows)&gt;0)</text:p>
      <text:p text:style-name="Standard"><text:tab/>{</text:p>
      <text:p text:style-name="Standard"><text:tab/>estimate_Pearson&lt;-cor.test(CCM_matrix[relevant_rows,4],Sinuswave_resp_lag[CCM_matrix[relevant_rows,1]],method="pearson")$estimate;</text:p>
      <text:p text:style-name="Standard"><text:tab/>estimate_Spearman&lt;-cor.test(CCM_matrix[relevant_rows,4],Sinuswave_resp_lag[CCM_matrix[relevant_rows,1]],method="spearman")$estimate;<text:tab/></text:p>
      <text:p text:style-name="Standard"><text:tab/>}</text:p>
      <text:p text:style-name="Standard"><text:tab/>if (length(relevant_rows)==0) {estimate_Pearson=NA;estimate_Spearman=NA};</text:p>
      <text:p text:style-name="Standard">CCM_corr_matrix&lt;-rbind(CCM_corr_matrix,c(j,k,estimate_Pearson,estimate_Spearman));</text:p>
      <text:p text:style-name="Standard">}</text:p>
      <text:p text:style-name="Standard"/>
      <text:p text:style-name="Standard">rgb.palette &lt;- colorRampPalette(c("blue", "cyan", "green","yellow", "red" , "darkred"), space = "rgb")</text:p>
      <text:p text:style-name="Standard">@</text:p>
      <text:p text:style-name="Standard"/>
      <text:p text:style-name="Standard">Here's the Cross-Correlation Map of the sinusoidal timeseries based on Pearson's correlation:</text:p>
      <text:p text:style-name="Standard"/>
      <text:p text:style-name="Standard">&lt;&lt;fig=TRUE,results=hide,echo=FALSE&gt;&gt;=</text:p>
      <text:p text:style-name="Standard"><text:soft-page-break/>Pearson_corr_matrix&lt;-matrix(CCM_corr_matrix[,3], nrow=21, ncol=21, dimnames=list(c(1:21), c(1:21)))</text:p>
      <text:p text:style-name="Standard">print(levelplot(Pearson_corr_matrix, xlab="", ylab="", main="Pearson Y2~X1", col.regions=rgb.palette(100), cuts=40))</text:p>
      <text:p text:style-name="Standard">@</text:p>
      <text:p text:style-name="Standard"/>
      <text:p text:style-name="Standard">Here's the Cross-Correlation Map of the sinusoidal timeseries based on Spearman's correlation:</text:p>
      <text:p text:style-name="Standard"/>
      <text:p text:style-name="Standard">&lt;&lt;fig=TRUE&gt;&gt;=</text:p>
      <text:p text:style-name="Standard">Spearman_corr_matrix&lt;-matrix(CCM_corr_matrix[,4], nrow=21, ncol=21, dimnames=list(c(1:21), c(1:21)))</text:p>
      <text:p text:style-name="Standard">print(levelplot(Spearman_corr_matrix, xlab="", ylab="", main="Spearman Y2~X1", col.regions=rgb.palette(100), cuts=40))</text:p>
      <text:p text:style-name="Standard">@</text:p>
      <text:p text:style-name="Standard"/>
      <text:p text:style-name="Standard">Let's compare Pearson's and Spearman's correlations:</text:p>
      <text:p text:style-name="Standard"/>
      <text:p text:style-name="Standard">&lt;&lt;fig=TRUE&gt;&gt;=</text:p>
      <text:p text:style-name="Standard">#let's compare Pearson's to Spearman's correlation #almost the same in this case</text:p>
      <text:p text:style-name="Standard">plot(CCM_corr_matrix[,3],CCM_corr_matrix[,4],xlab="Pearson's",ylab="Spearman's")</text:p>
      <text:p text:style-name="Standard">lm_comparison&lt;-lm(CCM_corr_matrix[,3]~CCM_corr_matrix[,4])</text:p>
      <text:p text:style-name="Standard">@</text:p>
      <text:p text:style-name="Standard"/>
      <text:p text:style-name="Standard">Cross-correlation map correctly identifies the lag 4 as the highest correlation:</text:p>
      <text:p text:style-name="Standard"/>
      <text:p text:style-name="Standard">&lt;&lt;fig=TRUE,results=verbatim,echo=FALSE&gt;&gt;=</text:p>
      <text:p text:style-name="Standard">#maximum of the corrplot (Spearmans) correctly identifies the lag 4,4 as the highest correlation</text:p>
      <text:p text:style-name="Standard">CCM_corr_matrix[which(CCM_corr_matrix[,4]==max(CCM_corr_matrix[,4],na.rm=T)),]</text:p>
      <text:p text:style-name="Standard"/>
      <text:p text:style-name="Standard">#maximum of the corrplot (Pearsons) correctly identifies the lag 4,4 as the highest correlation</text:p>
      <text:p text:style-name="Standard">CCM_corr_matrix[which(CCM_corr_matrix[,3]==max(CCM_corr_matrix[,3],na.rm=T)),]</text:p>
      <text:p text:style-name="Standard"/>
      <text:p text:style-name="Standard">#let's check if the diagonal of the Pearson's correlation matches with the ccf</text:p>
      <text:p text:style-name="Standard">diag_Pearson&lt;-Pearson_corr_matrix[seq(1,length(Pearson_corr_matrix),22)];</text:p>
      <text:p text:style-name="Standard">ccf_estimates&lt;-Sinuswave_resp_lag_Sinuswave_expl_ccf$acf[41:21]</text:p>
      <text:p text:style-name="Standard">plot(diag_Pearson,ccf_estimates,xlab="Pearson's",ylab="ccf")</text:p>
      <text:p text:style-name="Standard">@</text:p>
      <text:p text:style-name="Standard"/>
      <text:p text:style-name="Standard">Now we create the cross-correlation map for the mixed timeseries:</text:p>
      <text:p text:style-name="Standard"/>
      <text:p text:style-name="Standard">&lt;&lt;CCM_Mixed,results=hide,echo=FALSE&gt;&gt;=</text:p>
      <text:p text:style-name="Standard">#let's try the CCM with the noisy dataset Y3 and X4</text:p>
      <text:p text:style-name="Standard">max.lag=20;</text:p>
      <text:p text:style-name="Standard">CCM_matrix&lt;-NULL;</text:p>
      <text:p text:style-name="Standard">for (i in (max.lag+1):length(Mixed_expl))</text:p>
      <text:p text:style-name="Standard">for (j in 0:max.lag)</text:p>
      <text:p text:style-name="Standard">for (k in j:max.lag)</text:p>
      <text:p text:style-name="Standard">CCM_matrix&lt;-rbind(CCM_matrix,c(i,j,k,mean(Mixed_expl[(i-k):(i-j)],na.rm=TRUE)));</text:p>
      <text:p text:style-name="Standard"/>
      <text:p text:style-name="Standard">CCM_corr_matrix&lt;-NULL;</text:p>
      <text:p text:style-name="Standard">for (j in 0:max.lag)</text:p>
      <text:p text:style-name="Standard">for (k in 0:max.lag)</text:p>
      <text:p text:style-name="Standard"><text:soft-page-break/>{</text:p>
      <text:p text:style-name="Standard"><text:tab/>relevant_rows&lt;-which(CCM_matrix[,2]==j&amp;CCM_matrix[,3]==k);</text:p>
      <text:p text:style-name="Standard"><text:tab/>if (length(relevant_rows)&gt;0)</text:p>
      <text:p text:style-name="Standard"><text:tab/>{</text:p>
      <text:p text:style-name="Standard"><text:tab/>estimate_Pearson&lt;-cor.test(CCM_matrix[relevant_rows,4],Mixed_resp_lag[CCM_matrix[relevant_rows,1]],method="pearson")$estimate;</text:p>
      <text:p text:style-name="Standard"><text:tab/>estimate_Spearman&lt;-cor.test(CCM_matrix[relevant_rows,4],Mixed_resp_lag[CCM_matrix[relevant_rows,1]],method="spearman")$estimate;<text:tab/></text:p>
      <text:p text:style-name="Standard"><text:tab/>}</text:p>
      <text:p text:style-name="Standard"><text:tab/>if (length(relevant_rows)==0) {estimate_Pearson=NA;estimate_Spearman=NA};</text:p>
      <text:p text:style-name="Standard">CCM_corr_matrix&lt;-rbind(CCM_corr_matrix,c(j,k,estimate_Pearson,estimate_Spearman));</text:p>
      <text:p text:style-name="Standard">}</text:p>
      <text:p text:style-name="Standard">@</text:p>
      <text:p text:style-name="Standard"/>
      <text:p text:style-name="Standard">Here's the cross-correlation map of the mixed timeseries based on Pearson's correlation:</text:p>
      <text:p text:style-name="Standard"/>
      <text:p text:style-name="Standard">&lt;&lt;fig=TRUE&gt;&gt;=</text:p>
      <text:p text:style-name="Standard">Pearson_corr_matrix&lt;-matrix(CCM_corr_matrix[,3], nrow=21, ncol=21, dimnames=list(c(1:21), c(1:21)))</text:p>
      <text:p text:style-name="Standard">print(levelplot(Pearson_corr_matrix, xlab="", ylab="", main="Pearson Y3~X4", col.regions=rgb.palette(100), cuts=40))</text:p>
      <text:p text:style-name="Standard">@</text:p>
      <text:p text:style-name="Standard"/>
      <text:p text:style-name="Standard">Here's the cross-correlation map of the mixed timeseries based on Spearman's correlation:</text:p>
      <text:p text:style-name="Standard"/>
      <text:p text:style-name="Standard">&lt;&lt;fig=TRUE&gt;&gt;=</text:p>
      <text:p text:style-name="Standard">Spearman_corr_matrix&lt;-matrix(CCM_corr_matrix[,4], nrow=21, ncol=21, dimnames=list(c(1:21), c(1:21)))</text:p>
      <text:p text:style-name="Standard">print(levelplot(Spearman_corr_matrix, xlab="", ylab="", main="Spearman Y3~X4", col.regions=rgb.palette(100), cuts=40))</text:p>
      <text:p text:style-name="Standard">@</text:p>
      <text:p text:style-name="Standard"/>
      <text:p text:style-name="Standard">Let's compare the Pearson's and the Spearman's correlation:</text:p>
      <text:p text:style-name="Standard"/>
      <text:p text:style-name="Standard">&lt;&lt;fig=TRUE&gt;&gt;=</text:p>
      <text:p text:style-name="Standard">#let's compare Pearson's to Spearman's correlation #almost the same in this case</text:p>
      <text:p text:style-name="Standard">plot(CCM_corr_matrix[,3],CCM_corr_matrix[,4],xlab="Pearson's",ylab="Spearman's")</text:p>
      <text:p text:style-name="Standard">lm_comparison&lt;-lm(CCM_corr_matrix[,3]~CCM_corr_matrix[,4])</text:p>
      <text:p text:style-name="Standard">@</text:p>
      <text:p text:style-name="Standard"/>
      <text:p text:style-name="Standard">We check Pearson's correlation against the cross-correlation function:</text:p>
      <text:p text:style-name="Standard"/>
      <text:p text:style-name="Standard">&lt;&lt;fig=TRUE&gt;&gt;=</text:p>
      <text:p text:style-name="Standard">#let's check if the diagonal of the Pearson's correlation matches with the ccf</text:p>
      <text:p text:style-name="Standard">diag_Pearson&lt;-Pearson_corr_matrix[seq(1,length(Pearson_corr_matrix),22)];</text:p>
      <text:p text:style-name="Standard">ccf_estimates&lt;-Mixed_resp_lag_Mixed_expl_ccf$acf[41:21]</text:p>
      <text:p text:style-name="Standard">plot(diag_Pearson,ccf_estimates,xlab="Pearson's",ylab="ccf")</text:p>
      <text:p text:style-name="Standard">@</text:p>
      <text:p text:style-name="Standard"/>
      <text:p text:style-name="Standard">Cross-correlation plot correctly identifies the lag of the sinusoidal component of the mixed <text:soft-page-break/>timeseries:</text:p>
      <text:p text:style-name="Standard"/>
      <text:p text:style-name="Standard">&lt;&lt;results=verbatim, echo=FALSE&gt;&gt;=</text:p>
      <text:p text:style-name="Standard">#maximum of the corrplot (Spearmans) correctly identifies the lag 4,4 as the highest correlation</text:p>
      <text:p text:style-name="Standard">CCM_corr_matrix[which(CCM_corr_matrix[,4]==max(CCM_corr_matrix[,4],na.rm=T)),]</text:p>
      <text:p text:style-name="Standard"/>
      <text:p text:style-name="Standard">#maximum of the corrplot (Pearsons) correctly identifies the lag 4,4 as the highest correlation</text:p>
      <text:p text:style-name="Standard">CCM_corr_matrix[which(CCM_corr_matrix[,3]==max(CCM_corr_matrix[,3],na.rm=T)),]</text:p>
      <text:p text:style-name="Standard">@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3M19S</meta:editing-duration>
    <meta:editing-cycles>21</meta:editing-cycles>
    <meta:generator>OpenOffice.org/3.4$Win32 OpenOffice.org_project/340m1$Build-9590</meta:generator>
    <dc:date>2014-02-17T14:54:19.93</dc:date>
    <meta:document-statistic meta:table-count="0" meta:image-count="0" meta:object-count="0" meta:page-count="6" meta:paragraph-count="191" meta:word-count="660" meta:character-count="8947"/>
    <meta:user-defined meta:name="Info 1"/>
    <meta:user-defined meta:name="Info 2"/>
    <meta:user-defined meta:name="Info 3"/>
    <meta:user-defined meta:name="Info 4"/>
  </office:meta>
</office:document-meta>
</file>